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e36e" officeooo:paragraph-rsid="0013e36e"/>
    </style:style>
    <style:style style:name="P2" style:family="paragraph" style:parent-style-name="Standard">
      <style:text-properties officeooo:rsid="0015dc19" officeooo:paragraph-rsid="0015dc19"/>
    </style:style>
    <style:style style:name="P3" style:family="paragraph" style:parent-style-name="Standard">
      <style:text-properties officeooo:rsid="0016927c" officeooo:paragraph-rsid="0016927c"/>
    </style:style>
    <style:style style:name="P4" style:family="paragraph" style:parent-style-name="Standard">
      <style:text-properties officeooo:rsid="001874c7" officeooo:paragraph-rsid="001874c7"/>
    </style:style>
    <style:style style:name="P5" style:family="paragraph" style:parent-style-name="Standard">
      <style:text-properties fo:color="#ff3333" officeooo:rsid="001874c7" officeooo:paragraph-rsid="001874c7"/>
    </style:style>
    <style:style style:name="P6" style:family="paragraph" style:parent-style-name="Standard">
      <style:text-properties style:use-window-font-color="true" officeooo:rsid="0019af65" officeooo:paragraph-rsid="0019af65"/>
    </style:style>
    <style:style style:name="P7" style:family="paragraph" style:parent-style-name="Standard">
      <style:text-properties style:use-window-font-color="true" officeooo:rsid="001a1995" officeooo:paragraph-rsid="001a1995"/>
    </style:style>
    <style:style style:name="P8" style:family="paragraph" style:parent-style-name="Standard">
      <style:text-properties style:use-window-font-color="true" officeooo:rsid="001874c7" officeooo:paragraph-rsid="001874c7"/>
    </style:style>
    <style:style style:name="P9" style:family="paragraph" style:parent-style-name="Standard">
      <style:text-properties officeooo:rsid="001abe50" officeooo:paragraph-rsid="001abe50"/>
    </style:style>
    <style:style style:name="P10" style:family="paragraph" style:parent-style-name="Standard">
      <style:paragraph-properties fo:break-before="page"/>
      <style:text-properties style:use-window-font-color="true" officeooo:rsid="0019af65" officeooo:paragraph-rsid="0019af65"/>
    </style:style>
    <style:style style:name="P11" style:family="paragraph" style:parent-style-name="Standard" style:list-style-name="L1">
      <style:text-properties officeooo:rsid="0016927c" officeooo:paragraph-rsid="0016927c"/>
    </style:style>
    <style:style style:name="P12" style:family="paragraph" style:parent-style-name="Standard" style:list-style-name="L1">
      <style:text-properties officeooo:rsid="001874c7" officeooo:paragraph-rsid="001874c7"/>
    </style:style>
    <style:style style:name="P13" style:family="paragraph" style:parent-style-name="Standard" style:list-style-name="L2">
      <style:text-properties officeooo:rsid="001874c7" officeooo:paragraph-rsid="001874c7"/>
    </style:style>
    <style:style style:name="P14" style:family="paragraph" style:parent-style-name="Standard" style:list-style-name="L3">
      <style:text-properties officeooo:rsid="001874c7" officeooo:paragraph-rsid="001874c7"/>
    </style:style>
    <style:style style:name="P15" style:family="paragraph" style:parent-style-name="Standard" style:list-style-name="L3">
      <style:text-properties officeooo:rsid="0019af65" officeooo:paragraph-rsid="0019af65"/>
    </style:style>
    <style:style style:name="P16" style:family="paragraph" style:parent-style-name="Standard" style:list-style-name="L4">
      <style:text-properties style:use-window-font-color="true" officeooo:rsid="001a1995" officeooo:paragraph-rsid="001a1995"/>
    </style:style>
    <style:style style:name="T1" style:family="text">
      <style:text-properties officeooo:rsid="001874c7"/>
    </style:style>
    <style:style style:name="T2" style:family="text">
      <style:text-properties officeooo:rsid="0019af65"/>
    </style:style>
    <style:style style:name="T3" style:family="text">
      <style:text-properties officeooo:rsid="001a19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2" text:outline-level="2">Slide 1</text:h>
      <text:p text:style-name="P1"/>
      <text:p text:style-name="P2">Cash register unlimited est une société créée en 1972</text:p>
      <text:p text:style-name="P3">Fabriquant et revendeur de caisse enregistreuse <text:span text:style-name="T1">et éditeur de logiciel comptable.</text:span></text:p>
      <text:p text:style-name="P3"/>
      <text:p text:style-name="P3">Depuis 2013, les parts de marché sont en baise constante face au nouveau concurrent proposant des système<text:span text:style-name="T1">s</text:span> connectés et à moindre coût <text:span text:style-name="T1">(SumUp, …).</text:span></text:p>
      <text:p text:style-name="P3"/>
      <text:p text:style-name="P3">En 2015, la société lance un grand programme de modernisation de sa gamme de produit : Cash register 2.0 :</text:p>
      <text:p text:style-name="P3"/>
      <text:p text:style-name="P4">Les fonctionnalités :</text:p>
      <text:list xml:id="list8997584420481578888" text:style-name="L1">
        <text:list-item>
          <text:p text:style-name="P11">Application mobile fonctionnant sur tablette ou mobile Android</text:p>
        </text:list-item>
        <text:list-item>
          <text:p text:style-name="P12">Terminal de paiement bluetooth</text:p>
        </text:list-item>
        <text:list-item>
          <text:p text:style-name="P12">Catalogue Produit</text:p>
        </text:list-item>
        <text:list-item>
          <text:p text:style-name="P12">Référentiel client</text:p>
        </text:list-item>
        <text:list-item>
          <text:p text:style-name="P12">Programme de fidélité (Coupon)</text:p>
        </text:list-item>
        <text:list-item>
          <text:p text:style-name="P12">Comptabilités automatiques (calcul TVA collectée, ...)</text:p>
        </text:list-item>
      </text:list>
      <text:p text:style-name="P4"/>
      <text:p text:style-name="P4">cibles :</text:p>
      <text:list xml:id="list180103100028391" text:continue-numbering="true" text:style-name="L1">
        <text:list-item>
          <text:p text:style-name="P12">Professions libérales</text:p>
        </text:list-item>
        <text:list-item>
          <text:p text:style-name="P12">Petit commerçants</text:p>
        </text:list-item>
      </text:list>
      <text:p text:style-name="P4"/>
      <text:p text:style-name="P4">Modèle économique :</text:p>
      <text:list xml:id="list621346437323695287" text:style-name="L2">
        <text:list-item>
          <text:p text:style-name="P13">Faible coût d’acquisition</text:p>
        </text:list-item>
        <text:list-item>
          <text:p text:style-name="P13">Facturation à l’utilisation</text:p>
        </text:list-item>
      </text:list>
      <text:p text:style-name="P4"/>
      <text:p text:style-name="P4">Problème : Fin 2017, ce service n’est toujours pas disponible !!!</text:p>
      <text:p text:style-name="P4"/>
      <text:p text:style-name="P4">Le conseil d’administration à pris les mesures nécessaires :</text:p>
      <text:list xml:id="list6515916677938188377" text:style-name="L3">
        <text:list-item>
          <text:p text:style-name="P14">Changement de CIO</text:p>
        </text:list-item>
        <text:list-item>
          <text:p text:style-name="P14">Vous êtes nommés en charge du projet !!!!</text:p>
          <text:list>
            <text:list-item>
              <text:p text:style-name="P15">Vous avez 10 ans d’ancienneté</text:p>
            </text:list-item>
            <text:list-item>
              <text:p text:style-name="P15">Vous avez fait vos preuves</text:p>
            </text:list-item>
          </text:list>
        </text:list-item>
        <text:list-item>
          <text:p text:style-name="P14">Un consultant externe vous accompagnera avec des méthodes plutôt étrange : <text:span text:style-name="T2">Devops</text:span> !!!</text:p>
        </text:list-item>
      </text:list>
      <text:p text:style-name="P4"/>
      <text:p text:style-name="P9">Si vous échouez, le conseil d’administration sous traitera les développements et l’hébergement</text:p>
      <text:p text:style-name="P4"/>
      <text:p text:style-name="P4"/>
      <text:p text:style-name="P5">Question 1 : <text:span text:style-name="T2">Qu’est-ce que DevOps :</text:span></text:p>
      <text:p text:style-name="P5"><text:tab/><text:span text:style-name="T2">A/ Une alternative à Agile</text:span></text:p>
      <text:p text:style-name="P5"><text:tab/><text:span text:style-name="T2">B/ Une alternative à ITIL / ITSM</text:span></text:p>
      <text:p text:style-name="P5"><text:tab/><text:span text:style-name="T2">C/ Une culture / philosophie</text:span></text:p>
      <text:p text:style-name="P5"><text:tab/><text:span text:style-name="T2">D/ Simplement l’automatisation des livraisons</text:span></text:p>
      <text:p text:style-name="P5"/>
      <text:p text:style-name="P6"/>
      <text:p text:style-name="P10">Réponse C : <text:span text:style-name="T3">une philosophie basé sur « the three ways »</text:span></text:p>
      <text:list xml:id="list8960816229120345947" text:style-name="L4">
        <text:list-item>
          <text:p text:style-name="P16">System thinking</text:p>
        </text:list-item>
        <text:list-item>
          <text:p text:style-name="P16">Amplify feedback loops</text:p>
        </text:list-item>
        <text:list-item>
          <text:p text:style-name="P16">Culture of continual Experimentation and learning</text:p>
        </text:list-item>
      </text:list>
      <text:p text:style-name="P8"/>
      <text:p text:style-name="P7">Ces 3 principes fondamentaux seront utilisés dans toutes implémentations DevOp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01:11.938364623</meta:creation-date>
    <dc:date>2017-12-03T15:43:32.697640710</dc:date>
    <meta:editing-duration>PT11M24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36" meta:word-count="256" meta:character-count="1567" meta:non-whitespace-character-count="1361"/>
  </office:meta>
</office:document-meta>
</file>